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59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SETS FLAGS</text:p>
          </table:table-cell>
          <table:table-cell office:value-type="string" calcext:value-type="string">
            <text:p>TRAPS</text:p>
          </table:table-cell>
          <table:table-cell table:style-name="ce1" office:value-type="string" calcext:value-type="string">
            <text:p><text:s/>WORKING CORRECTLY</text:p>
          </table:table-cell>
        </table:table-row>
        <table:table-row table:style-name="ro1">
          <table:table-cell office:value-type="string" calcext:value-type="string">
            <text:p>ADDD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DD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D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LL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RL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UMULD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MUL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MULD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MUL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 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DIV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(DIV BY 0)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DIV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</text:p>
          </table:table-cell>
          <table:table-cell office:value-type="string" calcext:value-type="string">
            <text:p>YES(DIV BY 0)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DIV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(DIV BY 0)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DIV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 </text:p>
          </table:table-cell>
          <table:table-cell office:value-type="string" calcext:value-type="string">
            <text:p>YES(DIV BY 0)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DN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DN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D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DN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DN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ORD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OR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NORD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NOR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VADDD8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ADDD16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ADDD32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SUBD8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SUBD16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SUBD32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UMULD8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UMULD16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UMULD32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SMULD8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SMULD16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SMULD32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DDDREDUCE8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DDDREDUCE16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DDREDUCE8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DDREDUCE16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DREDUCE8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DREDUCE16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ORDREDUCE8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ORDREDUCE16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ZBYTEDPO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VFADD16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FADD32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FSUB16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FSUB32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FMUL16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FMUL32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FI16TOH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FHTOI16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FADDREDUCE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FSTOH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HTOS</text:p>
          </table:table-cell>
          <table:table-cell table:number-columns-repeated="3" office:value-type="string" calcext:value-type="string">
            <text:p>NO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SW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SWA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1:20:20.269679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4:10:12.515190128</meta:creation-date>
    <dc:date>2021-01-07T17:28:26.699283008</dc:date>
    <meta:editing-duration>P1DT7H16M27S</meta:editing-duration>
    <meta:editing-cycles>7</meta:editing-cycles>
    <meta:generator>LibreOffice/6.0.7.3$Linux_X86_64 LibreOffice_project/00m0$Build-3</meta:generator>
    <meta:document-statistic meta:table-count="1" meta:cell-count="310" meta:object-count="0"/>
  </office:meta>
</office:document-meta>
</file>